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ato" svg:font-family="Lato,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Roboto" svg:font-family="Roboto, Arial, sans-serif"/>
  </office:font-face-decls>
  <office:automatic-styles>
    <style:style style:name="P1" style:family="paragraph" style:parent-style-name="Standard">
      <style:paragraph-properties fo:margin-left="0in" fo:margin-right="0in" fo:orphans="2" fo:widows="2" fo:text-indent="0in" style:auto-text-indent="false"/>
      <style:text-properties fo:font-variant="normal" fo:text-transform="none" fo:color="#3c4043" loext:opacity="100%" style:font-name="Roboto" fo:font-size="10.5pt" fo:letter-spacing="normal" fo:font-style="normal" fo:font-weight="normal" officeooo:rsid="00102e50" officeooo:paragraph-rsid="00102e50" style:font-weight-asian="normal" style:font-weight-complex="normal"/>
    </style:style>
    <style:style style:name="P2" style:family="paragraph" style:parent-style-name="Standard">
      <style:paragraph-properties fo:margin-left="0in" fo:margin-right="0in" fo:orphans="2" fo:widows="2" fo:text-indent="0in" style:auto-text-indent="false"/>
      <style:text-properties fo:font-variant="normal" fo:text-transform="none" fo:color="#3c4043" loext:opacity="100%" style:font-name="Roboto" fo:font-size="10.5pt" fo:letter-spacing="normal" fo:font-style="normal" fo:font-weight="normal" officeooo:rsid="0011c20d" officeooo:paragraph-rsid="0011c20d" style:font-weight-asian="normal" style:font-weight-complex="normal"/>
    </style:style>
    <style:style style:name="P3" style:family="paragraph" style:parent-style-name="Standard">
      <style:paragraph-properties fo:margin-left="0in" fo:margin-right="0in" fo:orphans="2" fo:widows="2" fo:text-indent="0in" style:auto-text-indent="false"/>
      <style:text-properties fo:font-variant="normal" fo:text-transform="none" fo:color="#3c4043" loext:opacity="100%" style:font-name="Roboto" fo:font-size="10.5pt" fo:letter-spacing="normal" fo:font-style="normal" fo:font-weight="bold" style:font-weight-asian="bold" style:font-weight-complex="bold"/>
    </style:style>
    <style:style style:name="P4" style:family="paragraph" style:parent-style-name="Standard">
      <style:paragraph-properties fo:margin-left="0in" fo:margin-right="0in" fo:orphans="2" fo:widows="2" fo:text-indent="0in" style:auto-text-indent="false"/>
      <style:text-properties fo:font-variant="normal" fo:text-transform="none" fo:color="#3c4043" loext:opacity="100%" style:font-name="Roboto" fo:font-size="10.5pt" fo:letter-spacing="normal" fo:font-style="normal" fo:font-weight="bold" officeooo:rsid="00102e50" officeooo:paragraph-rsid="00102e50" style:font-weight-asian="bold" style:font-weight-complex="bold"/>
    </style:style>
    <style:style style:name="P5" style:family="paragraph" style:parent-style-name="Standard">
      <style:paragraph-properties fo:margin-left="0in" fo:margin-right="0in" fo:orphans="2" fo:widows="2" fo:text-indent="0in" style:auto-text-indent="false"/>
      <style:text-properties fo:font-variant="normal" fo:text-transform="none" fo:color="#3c4043" loext:opacity="100%" style:font-name="Roboto" fo:font-size="10.5pt" fo:letter-spacing="normal" fo:font-style="normal" fo:font-weight="bold" officeooo:rsid="0011c20d" officeooo:paragraph-rsid="0011c20d" style:font-weight-asian="bold" style:font-weight-complex="bold"/>
    </style:style>
    <style:style style:name="P6" style:family="paragraph" style:parent-style-name="Standard">
      <style:paragraph-properties fo:margin-left="0in" fo:margin-right="0in" fo:orphans="2" fo:widows="2" fo:text-indent="0in" style:auto-text-indent="false"/>
      <style:text-properties fo:font-variant="normal" fo:text-transform="none" fo:color="#646464" loext:opacity="100%" style:font-name="Lato" fo:font-size="12pt" fo:letter-spacing="normal" fo:font-style="normal" fo:font-weight="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officeooo:rsid="0011c20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luno: <text:span text:style-name="T1">Ivo Henrique Provensi Vieira</text:span></text:p>
      <text:p text:style-name="P5">Matricula: <text:span text:style-name="T1">201910633</text:span></text:p>
      <text:p text:style-name="P5"><text:span text:style-name="T1"/></text:p>
      <text:p text:style-name="P5"><text:span text:style-name="T1">Atividade 1 – Sistemas Distribuidos</text:span></text:p>
      <text:p text:style-name="P5"/>
      <text:p text:style-name="P3">O que é um sistema distribuído?</text:p>
      <text:p text:style-name="P6">Um sistema distribuído é uma coleção de computadores independentes que aparecem para seus usuários como um único sistema coerente.</text:p>
      <text:p text:style-name="P6"/>
      <text:p text:style-name="P3">Dê exemplos de Sistemas tipicamente em SD</text:p>
      <text:p text:style-name="P1">Compartilhamento em nuvem, streaming</text:p>
      <text:p text:style-name="P1"/>
      <text:p text:style-name="P1"><text:span text:style-name="T2">Como funciona uma Intranet?</text:span><text:line-break/>Uma intranet é uma rede corporativa que auxilia na conexão e compartilhamento de dados entre os funcionários.</text:p>
      <text:p text:style-name="P1"/>
      <text:p text:style-name="P1"><text:span text:style-name="T2">Que tipo de serviços oferecem os dispositivos usados na Computação móvel?</text:span><text:line-break/>Streaing, compartilhamento de midias digitais, serviços bancários</text:p>
      <text:p text:style-name="P1"/>
      <text:p text:style-name="P1"><text:span text:style-name="T2">Que tipo de serviços oferecem os dispositivos Wearable?</text:span><text:line-break/><text:span text:style-name="T3">Serviços que tentam evitar o máximo o usuário ser forçado a carregar um dispositivo maior</text:span></text:p>
      <text:p text:style-name="P1"/>
      <text:p text:style-name="P4">Que tipo de serviços oferecem os dispositivos embarcados?</text:p>
      <text:p text:style-name="P2">Serviços que seriam muito mais complexos se distribuidos de outra forma, que dependem de conexão direta com partes específicas do hardware, ou que simplesmente devem estar junto do sistema desde sua instalação</text:p>
      <text:p text:style-name="P2"/>
      <text:p text:style-name="P5">Como seria possível sincronizar dois relógio de computadores interligados por uma</text:p>
      <text:p text:style-name="P5">rede, sem uma ajuda externa? Como você faria para sincronizar muitos</text:p>
      <text:p text:style-name="P5">computadores interligados pela Internet?</text:p>
      <text:p text:style-name="P2">Utilizando o Protocolo NTP, que permite atualizar as horas de um computador com exatidã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ato" svg:font-family="Lato,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Roboto" svg:font-family="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9T16:52:00.907287698</meta:creation-date>
    <dc:date>2022-09-09T17:09:52.034910230</dc:date>
    <meta:editing-duration>PT6M51S</meta:editing-duration>
    <meta:editing-cycles>1</meta:editing-cycles>
    <meta:document-statistic meta:table-count="0" meta:image-count="0" meta:object-count="0" meta:page-count="1" meta:paragraph-count="16" meta:word-count="189" meta:character-count="1292" meta:non-whitespace-character-count="1118"/>
    <meta:generator>LibreOffice/7.2.7.2$Linux_X86_64 LibreOffice_project/20$Build-2</meta:generator>
  </office:meta>
</office:document-meta>
</file>